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4" office:value-type="string" calcext:value-type="string">
            <text:p>suite vid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13" office:value-type="string" calcext:value-type="string">
            <text:p>suite non monotone</text:p>
          </table:table-cell>
          <table:table-cell table:style-name="ce13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13" office:value-type="string" calcext:value-type="string">
            <text:p>suite croissante</text:p>
          </table:table-cell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13" office:value-type="string" calcext:value-type="string">
            <text:p>suite décroissante</text:p>
          </table:table-cell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13" office:value-type="string" calcext:value-type="string">
            <text:p>suite décroissante</text:p>
          </table:table-cell>
          <table:table-cell table:style-name="ce13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13" office:value-type="string" calcext:value-type="string">
            <text:p>suite constante</text:p>
          </table:table-cell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13" office:value-type="string" calcext:value-type="string">
            <text:p>suite croissante</text:p>
          </table:table-cell>
          <table:table-cell table:style-name="ce1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8:53:07.581768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2-10-11T08:59:57.961379083</dc:date>
    <meta:editing-duration>PT29M16S</meta:editing-duration>
    <meta:editing-cycles>8</meta:editing-cycles>
    <meta:document-statistic meta:table-count="1" meta:cell-count="46" meta:object-count="0"/>
  </office:meta>
</office:document-meta>
</file>